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family-generic="system" style:font-pitch="variable"/>
  </office:font-face-decls>
  <office:automatic-styles>
    <style:style style:name="P1" style:family="paragraph" style:parent-style-name="Title">
      <style:text-properties officeooo:rsid="002b3c13" officeooo:paragraph-rsid="002b3c13"/>
    </style:style>
    <style:style style:name="P2" style:family="paragraph" style:parent-style-name="Heading_20_1">
      <style:text-properties officeooo:paragraph-rsid="002fa88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officeooo:rsid="002b6e49" officeooo:paragraph-rsid="002d4b3d"/>
    </style:style>
    <style:style style:name="P6" style:family="paragraph" style:parent-style-name="Text_20_body" style:list-style-name="L4">
      <style:text-properties officeooo:paragraph-rsid="002d4b3d"/>
    </style:style>
    <style:style style:name="P7" style:family="paragraph" style:parent-style-name="Text_20_body" style:list-style-name="L4">
      <style:text-properties officeooo:paragraph-rsid="0032842f"/>
    </style:style>
    <style:style style:name="P8" style:family="paragraph" style:parent-style-name="Text_20_body">
      <style:text-properties officeooo:rsid="002b3c13" officeooo:paragraph-rsid="002b3c13"/>
    </style:style>
    <style:style style:name="P9" style:family="paragraph" style:parent-style-name="Text_20_body" style:list-style-name="L5">
      <style:text-properties officeooo:rsid="00384147" officeooo:paragraph-rsid="00384147"/>
    </style:style>
    <style:style style:name="P10" style:family="paragraph" style:parent-style-name="Text_20_body">
      <style:text-properties officeooo:rsid="002fa882" officeooo:paragraph-rsid="002fa882"/>
    </style:style>
    <style:style style:name="P11" style:family="paragraph" style:parent-style-name="Text_20_body" style:list-style-name="L6">
      <style:text-properties fo:color="#ff57ff" loext:opacity="100%" officeooo:rsid="00208f99" officeooo:paragraph-rsid="0032842f"/>
    </style:style>
    <style:style style:name="P12" style:family="paragraph" style:parent-style-name="Standard">
      <style:text-properties officeooo:paragraph-rsid="002b3c13"/>
    </style:style>
    <style:style style:name="P13" style:family="paragraph" style:parent-style-name="Text_20_body" style:list-style-name="L7">
      <style:text-properties officeooo:rsid="002fa882" officeooo:paragraph-rsid="002fa882"/>
    </style:style>
    <style:style style:name="P14" style:family="paragraph" style:parent-style-name="Text_20_body" style:list-style-name="L8">
      <style:text-properties fo:color="#ff57ff" loext:opacity="100%" officeooo:paragraph-rsid="002fa882"/>
    </style:style>
    <style:style style:name="P15" style:family="paragraph" style:parent-style-name="Text_20_body" style:list-style-name="L8">
      <style:text-properties fo:color="#ff57ff" loext:opacity="100%" officeooo:rsid="00208f99" officeooo:paragraph-rsid="002fa882"/>
    </style:style>
    <style:style style:name="P16" style:family="paragraph" style:parent-style-name="Text_20_body" style:list-style-name="L8">
      <style:text-properties officeooo:rsid="0032842f" officeooo:paragraph-rsid="0032842f"/>
    </style:style>
    <style:style style:name="P17" style:family="paragraph" style:parent-style-name="Text_20_body" style:list-style-name="L8">
      <style:text-properties officeooo:paragraph-rsid="0032842f"/>
    </style:style>
    <style:style style:name="P18" style:family="paragraph" style:parent-style-name="Text_20_body" style:list-style-name="L8">
      <style:text-properties fo:color="#ff57ff" loext:opacity="100%" officeooo:rsid="00208f99" officeooo:paragraph-rsid="0032842f"/>
    </style:style>
    <style:style style:name="P19" style:family="paragraph" style:parent-style-name="Standard">
      <style:text-properties fo:color="#ff57ff" loext:opacity="100%" officeooo:paragraph-rsid="002d4b3d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text-properties fo:color="#ff57ff" loext:opacity="100%" officeooo:paragraph-rsid="002b6e49"/>
    </style:style>
    <style:style style:name="P22" style:family="paragraph" style:parent-style-name="Text_20_body" style:list-style-name="L9">
      <style:text-properties fo:color="#ff57ff" loext:opacity="100%" officeooo:paragraph-rsid="002d4b3d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text-properties fo:color="#ff57ff" loext:opacity="100%" officeooo:paragraph-rsid="002b6e49"/>
    </style:style>
    <style:style style:name="P25" style:family="paragraph" style:parent-style-name="Text_20_body" style:list-style-name="L10">
      <style:text-properties fo:color="#ff57ff" loext:opacity="100%" officeooo:rsid="00297ea7" officeooo:paragraph-rsid="002b6e49"/>
    </style:style>
    <style:style style:name="P26" style:family="paragraph" style:parent-style-name="Text_20_body" style:list-style-name="L10">
      <style:text-properties style:use-window-font-color="true" loext:opacity="0%" officeooo:rsid="0032842f" officeooo:paragraph-rsid="0032842f"/>
    </style:style>
    <style:style style:name="P27" style:family="paragraph" style:parent-style-name="Text_20_body" style:list-style-name="L10">
      <style:text-properties fo:color="#ff57ff" loext:opacity="100%" officeooo:rsid="00208f99" officeooo:paragraph-rsid="0032842f"/>
    </style:style>
    <style:style style:name="P28" style:family="paragraph" style:parent-style-name="Text_20_body" style:list-style-name="L10"/>
    <style:style style:name="P29" style:family="paragraph" style:parent-style-name="Text_20_body" style:list-style-name="L11">
      <style:text-properties fo:color="#ff57ff" loext:opacity="100%" officeooo:paragraph-rsid="002b6e49"/>
    </style:style>
    <style:style style:name="P30" style:family="paragraph" style:parent-style-name="Text_20_body" style:list-style-name="L11">
      <style:text-properties fo:color="#ff57ff" loext:opacity="100%" officeooo:rsid="002b6e49" officeooo:paragraph-rsid="002b6e49"/>
    </style:style>
    <style:style style:name="P31" style:family="paragraph" style:parent-style-name="Text_20_body">
      <style:text-properties fo:color="#ff57ff" loext:opacity="100%" officeooo:rsid="002b6e49" officeooo:paragraph-rsid="002b6e49"/>
    </style:style>
    <style:style style:name="P32" style:family="paragraph" style:parent-style-name="Text_20_body" style:list-style-name="L8">
      <style:text-properties officeooo:paragraph-rsid="002d4b3d"/>
    </style:style>
    <style:style style:name="P33" style:family="paragraph" style:parent-style-name="Text_20_body">
      <style:text-properties officeooo:paragraph-rsid="002b6e49"/>
    </style:style>
    <style:style style:name="P34" style:family="paragraph" style:parent-style-name="Text_20_body" style:list-style-name="L12">
      <style:text-properties officeooo:rsid="002b3c13" officeooo:paragraph-rsid="002b3c13"/>
    </style:style>
    <style:style style:name="P35" style:family="paragraph" style:parent-style-name="Text_20_body" style:list-style-name="L12">
      <style:text-properties officeooo:paragraph-rsid="002598e1"/>
    </style:style>
    <style:style style:name="P36" style:family="paragraph" style:parent-style-name="Text_20_body" style:list-style-name="L12">
      <style:text-properties officeooo:paragraph-rsid="002b3c13"/>
    </style:style>
    <style:style style:name="P37" style:family="paragraph" style:parent-style-name="Text_20_body">
      <style:text-properties officeooo:rsid="002b6e49" officeooo:paragraph-rsid="002b6e49"/>
    </style:style>
    <style:style style:name="P38" style:family="paragraph" style:parent-style-name="Heading_20_1">
      <style:text-properties officeooo:paragraph-rsid="002598e1"/>
    </style:style>
    <style:style style:name="P39" style:family="paragraph" style:parent-style-name="Text_20_body" style:list-style-name="L13">
      <style:text-properties officeooo:rsid="00299b84" officeooo:paragraph-rsid="00299b84"/>
    </style:style>
    <style:style style:name="P40" style:family="paragraph" style:parent-style-name="Text_20_body" style:list-style-name="L13">
      <style:text-properties officeooo:paragraph-rsid="002598e1"/>
    </style:style>
    <style:style style:name="P41" style:family="paragraph" style:parent-style-name="Text_20_body" style:list-style-name="L13">
      <style:text-properties officeooo:rsid="002fa882" officeooo:paragraph-rsid="002fa882"/>
    </style:style>
    <style:style style:name="P42" style:family="paragraph" style:parent-style-name="Text_20_body" style:list-style-name="L13">
      <style:text-properties officeooo:rsid="00370663" officeooo:paragraph-rsid="00370663"/>
    </style:style>
    <style:style style:name="P43" style:family="paragraph" style:parent-style-name="Text_20_body" style:list-style-name="L3">
      <style:text-properties officeooo:paragraph-rsid="002b6e49"/>
    </style:style>
    <style:style style:name="P44" style:family="paragraph" style:parent-style-name="Text_20_body" style:list-style-name="L3">
      <style:text-properties style:use-window-font-color="true" loext:opacity="0%" officeooo:rsid="00354c0d" officeooo:paragraph-rsid="00354c0d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text-properties fo:color="#ff57ff" loext:opacity="100%" officeooo:rsid="00354c0d" officeooo:paragraph-rsid="00370663"/>
    </style:style>
    <style:style style:name="P47" style:family="paragraph" style:parent-style-name="Text_20_body" style:list-style-name="L3">
      <style:text-properties fo:color="#ff57ff" loext:opacity="100%" fo:font-style="italic" fo:font-weight="bold" officeooo:rsid="00354c0d" officeooo:paragraph-rsid="00370663" style:font-style-asian="italic" style:font-weight-asian="bold" style:font-style-complex="italic" style:font-weight-complex="bold"/>
    </style:style>
    <style:style style:name="P48" style:family="paragraph" style:parent-style-name="Text_20_body" style:list-style-name="L3">
      <style:text-properties officeooo:rsid="002b6e49" officeooo:paragraph-rsid="00370663"/>
    </style:style>
    <style:style style:name="P49" style:family="paragraph" style:parent-style-name="Text_20_body" style:list-style-name="L3">
      <style:text-properties fo:color="#ff57ff" loext:opacity="100%" officeooo:rsid="00370663" officeooo:paragraph-rsid="00370663"/>
    </style:style>
    <style:style style:name="P50" style:family="paragraph" style:parent-style-name="Text_20_body" style:list-style-name="L3">
      <style:text-properties officeooo:rsid="002b6e49" officeooo:paragraph-rsid="002b6e49"/>
    </style:style>
    <style:style style:name="P51" style:family="paragraph" style:parent-style-name="Text_20_body">
      <style:text-properties officeooo:rsid="002e220b" officeooo:paragraph-rsid="002e220b"/>
    </style:style>
    <style:style style:name="P52" style:family="paragraph" style:parent-style-name="Text_20_body">
      <style:text-properties officeooo:rsid="0022a877" officeooo:paragraph-rsid="0022a877"/>
    </style:style>
    <style:style style:name="P53" style:family="paragraph" style:parent-style-name="Text_20_body">
      <style:text-properties officeooo:paragraph-rsid="0022a877"/>
    </style:style>
    <style:style style:name="P54" style:family="paragraph" style:parent-style-name="Text_20_body">
      <style:text-properties fo:color="#ff57ff" loext:opacity="100%" officeooo:rsid="00208f99" officeooo:paragraph-rsid="00208f99"/>
    </style:style>
    <style:style style:name="T1" style:family="text">
      <style:text-properties officeooo:rsid="00354c0d"/>
    </style:style>
    <style:style style:name="T2" style:family="text">
      <style:text-properties officeooo:rsid="002b3c13"/>
    </style:style>
    <style:style style:name="T3" style:family="text">
      <style:text-properties officeooo:rsid="002fa882"/>
    </style:style>
    <style:style style:name="T4" style:family="text">
      <style:text-properties officeooo:rsid="0037310e"/>
    </style:style>
    <style:style style:name="T5" style:family="text">
      <style:text-properties officeooo:rsid="002b6e49"/>
    </style:style>
    <style:style style:name="T6" style:family="text">
      <style:text-properties officeooo:rsid="0038424d"/>
    </style:style>
    <style:style style:name="T7" style:family="text">
      <style:text-properties officeooo:rsid="001ea1b3"/>
    </style:style>
    <style:style style:name="T8" style:family="text">
      <style:text-properties officeooo:rsid="0022a877"/>
    </style:style>
    <style:style style:name="T9" style:family="text">
      <style:text-properties officeooo:rsid="002d4b3d"/>
    </style:style>
    <style:style style:name="T10" style:family="text">
      <style:text-properties officeooo:rsid="002598e1"/>
    </style:style>
    <style:style style:name="T11" style:family="text">
      <style:text-properties officeooo:rsid="0032842f"/>
    </style:style>
    <style:style style:name="T12" style:family="text">
      <style:text-properties fo:color="#ff57ff" loext:opacity="100%" officeooo:rsid="00208f99"/>
    </style:style>
    <style:style style:name="T13" style:family="text">
      <style:text-properties fo:color="#ff57ff" loext:opacity="100%" officeooo:rsid="0032842f"/>
    </style:style>
    <style:style style:name="T14" style:family="text">
      <style:text-properties officeooo:rsid="00297ea7"/>
    </style:style>
    <style:style style:name="T15" style:family="text">
      <style:text-properties style:use-window-font-color="true" loext:opacity="0%"/>
    </style:style>
    <style:style style:name="T16" style:family="text">
      <style:text-properties officeooo:rsid="002e220b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310317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7066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173in" fo:text-indent="-0.25in" fo:margin-left="1.1173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3673in" fo:text-indent="-0.25in" fo:margin-left="1.3673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6173in" fo:text-indent="-0.25in" fo:margin-left="1.6173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1173in" fo:text-indent="-0.25in" fo:margin-left="2.1173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3673in" fo:text-indent="-0.25in" fo:margin-left="2.3673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6173in" fo:text-indent="-0.25in" fo:margin-left="2.6173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8673in" fo:text-indent="-0.25in" fo:margin-left="2.8673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1173in" fo:text-indent="-0.25in" fo:margin-left="3.117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673in" fo:text-indent="-0.25in" fo:margin-left="3.3673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raft: <text:span text:style-name="T1">Budgeting at Runtime</text:span></text:p>
      <text:p text:style-name="Subtitle">A Talk for GTALUG and p99conf</text:p>
      <text:h text:style-name="P2" text:outline-level="1">Part <text:span text:style-name="T2">I – </text:span><text:span text:style-name="T3">What’s a </text:span><text:span text:style-name="T4">Time </text:span><text:span text:style-name="T3">Budget and Why?</text:span></text:h>
      <text:p text:style-name="Text_20_body"><text:span text:style-name="T2">(</text:span><text:span text:style-name="T3">introduction, with some </text:span>Run before walk<text:span text:style-name="T2">)</text:span> </text:p>
      <text:list text:style-name="L1">
        <text:list-item>
          <text:p text:style-name="P3"><text:span text:style-name="T5">Definition: </text:span>A budget for how slow a program can be</text:p>
        </text:list-item>
      </text:list>
      <text:list text:style-name="L2">
        <text:list-item>
          <text:p text:style-name="P4">Why?</text:p>
        </text:list-item>
        <text:list-item>
          <text:p text:style-name="P4">How?</text:p>
        </text:list-item>
        <text:list-item>
          <text:p text:style-name="P4">Run Before Walk <text:span text:style-name="T2">(the example)</text:span></text:p>
        </text:list-item>
      </text:list>
      <text:list xml:id="list3982958637" text:style-name="L3">
        <text:list-item>
          <text:p text:style-name="P5">Caveats</text:p>
        </text:list-item>
      </text:list>
      <text:list text:style-name="L4">
        <text:list-item>
          <text:list>
            <text:list-item>
              <text:p text:style-name="P6">If this take you more than 30 seconds to run … then you’re trying too hard. (why)</text:p>
            </text:list-item>
            <text:list-item>
              <text:p text:style-name="P7">The whole idea is to reduce work and risk, not add new “gates” to keep you from delivering product. <text:s/>(why)</text:p>
            </text:list-item>
            <text:list-item>
              <text:p text:style-name="P7">Don’t build a benchmarking facility!</text:p>
            </text:list-item>
          </text:list>
        </text:list-item>
      </text:list>
      <text:p text:style-name="P8">Preview: the other parts</text:p>
      <text:list text:style-name="L5">
        <text:list-item>
          <text:p text:style-name="P9">Part II - How to Set a Budget </text:p>
        </text:list-item>
        <text:list-item>
          <text:p text:style-name="P9">Part III – How to use a Budget </text:p>
        </text:list-item>
        <text:list-item>
          <text:p text:style-name="P9">Part IV – Getting to Production</text:p>
        </text:list-item>
        <text:list-item>
          <text:p text:style-name="P9">But what if it’<text:span text:style-name="T6">s still</text:span> too slow?</text:p>
        </text:list-item>
      </text:list>
      <text:h text:style-name="Heading_20_1" text:outline-level="1"><text:span text:style-name="T7">Part </text:span><text:span text:style-name="T8">II – </text:span><text:span text:style-name="T9">H</text:span><text:span text:style-name="T10">ow to set a budget</text:span></text:h>
      <text:p text:style-name="P10">Contents: (Interactive vs batch) (existing vs new)</text:p>
      <text:list text:style-name="L6">
        <text:list-header>
          <text:p text:style-name="P11"/>
        </text:list-header>
      </text:list>
      <text:p text:style-name="P12"/>
      <text:list text:style-name="L7">
        <text:list-item>
          <text:p text:style-name="P13">Definition</text:p>
        </text:list-item>
      </text:list>
      <text:list text:style-name="L8">
        <text:list-item>
          <text:list>
            <text:list-item>
              <text:p text:style-name="P14">how long a single-threaded transaction takes on a uniprocessor (time budgeting)</text:p>
            </text:list-item>
            <text:list-item>
              <text:p text:style-name="P15">one can use for predicting multiprocessor performance</text:p>
            </text:list-item>
          </text:list>
        </text:list-item>
        <text:list-item>
          <text:p text:style-name="P16">Decomposing it into measurable parts</text:p>
          <text:list>
            <text:list-item>
              <text:p text:style-name="P16">keep the guessing down</text:p>
            </text:list-item>
          </text:list>
        </text:list-item>
      </text:list>
      <text:p text:style-name="Horizontal_20_Line"/>
      <text:list text:continue-numbering="true" text:style-name="L8">
        <text:list-item>
          <text:list>
            <text:list-item>
              <text:p text:style-name="P17"><text:soft-page-break/><text:span text:style-name="T11">for example: </text:span><text:span text:style-name="T12">dummy service that simulates the middle and back (time budgeting) – </text:span><text:span text:style-name="T13">run before walk</text:span></text:p>
            </text:list-item>
            <text:list-item>
              <text:p text:style-name="P18">see if the front-end code is fast enough (time budgeting)</text:p>
              <text:list>
                <text:list-item>
                  <text:p text:style-name="P18">If so, STOP (time budgeting)</text:p>
                </text:list-item>
                <text:list-item>
                  <text:p text:style-name="P18">If not, look at the algorithm first (time budgeting)</text:p>
                </text:list-item>
                <text:list-item>
                  <text:p text:style-name="P18">and profile it (time budgeting)</text:p>
                </text:list-item>
              </text:list>
            </text:list-item>
          </text:list>
        </text:list-item>
      </text:list>
      <text:p text:style-name="P19"/>
      <text:list xml:id="list154724130948478" text:continue-numbering="true" text:style-name="L8">
        <text:list-item>
          <text:p text:style-name="P20">If you have an existing program</text:p>
        </text:list-item>
      </text:list>
      <text:list text:style-name="L9">
        <text:list-item>
          <text:list>
            <text:list-item>
              <text:p text:style-name="P21">Measure it </text:p>
              <text:list>
                <text:list-item>
                  <text:p text:style-name="P21">Check if it is annoying customers</text:p>
                </text:list-item>
                <text:list-item>
                  <text:p text:style-name="P21">Check if it s annoying your boss</text:p>
                </text:list-item>
              </text:list>
            </text:list-item>
            <text:list-item>
              <text:p text:style-name="P22">If it’s a component of something larger</text:p>
              <text:list>
                <text:list-item>
                  <text:p text:style-name="P22">See if it uses a fair proportion of that program’s time</text:p>
                </text:list-item>
              </text:list>
            </text:list-item>
            <text:list-item>
              <text:p text:style-name="P21">Decide if it’s a reasonable target, or if it needs <text:span text:style-name="T3">to be faster</text:span></text:p>
            </text:list-item>
          </text:list>
        </text:list-item>
        <text:list-item>
          <text:p text:style-name="P23">If You’re Starting from Nothing</text:p>
        </text:list-item>
      </text:list>
      <text:list text:style-name="L10">
        <text:list-item>
          <text:list>
            <text:list-item>
              <text:p text:style-name="P24">This is a bit less scientific</text:p>
              <text:list>
                <text:list-item>
                  <text:p text:style-name="P24">What’s similar</text:p>
                </text:list-item>
                <text:list-item>
                  <text:p text:style-name="P24">What will make you customer happy</text:p>
                </text:list-item>
                <text:list-item>
                  <text:p text:style-name="P24">What will m<text:span text:style-name="T14">ak</text:span>e your boss happy</text:p>
                </text:list-item>
                <text:list-item>
                  <text:p text:style-name="P24">Are there any natural deadlines?</text:p>
                </text:list-item>
                <text:list-item>
                  <text:p text:style-name="P25">-verbose heuristic</text:p>
                </text:list-item>
              </text:list>
            </text:list-item>
            <text:list-item>
              <text:p text:style-name="P26">Something…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8"><text:s/><text:span text:style-name="T15">To make it repeatable:</text:span></text:p>
        </text:list-item>
      </text:list>
      <text:list text:style-name="L11">
        <text:list-item>
          <text:p text:style-name="P29">Don’t do other things while running tests</text:p>
        </text:list-item>
        <text:list-item>
          <text:p text:style-name="P29">That’s pretty easy, the test doesn’t take long</text:p>
          <text:list>
            <text:list-item>
              <text:p text:style-name="P29">Always use machines with the same amount of resources</text:p>
            </text:list-item>
            <text:list-item>
              <text:p text:style-name="P29">That’s easy if you’re running on your workstation</text:p>
            </text:list-item>
          </text:list>
        </text:list-item>
        <text:list-item>
          <text:p text:style-name="P29">Wrap the test in a unit test</text:p>
          <text:list>
            <text:list-item>
              <text:p text:style-name="P29">Pass in the amount of time to allow it</text:p>
            </text:list-item>
            <text:list-item>
              <text:p text:style-name="P30"><text:soft-page-break/>We’ll see more about the details later</text:p>
            </text:list-item>
          </text:list>
        </text:list-item>
      </text:list>
      <text:p text:style-name="P31"/>
      <text:list text:continue-list="list154724130948478" text:style-name="L8">
        <text:list-item>
          <text:p text:style-name="P20">Daily batch accounting (that actually is the Scrooge kind)</text:p>
        </text:list-item>
        <text:list-item>
          <text:p text:style-name="P18">subteletys – <text:s/>(time budgeting)</text:p>
          <text:list>
            <text:list-item>
              <text:p text:style-name="P18">debug cost as a heuristic (time budgeting)</text:p>
            </text:list-item>
            <text:list-item>
              <text:p text:style-name="P18">setup not hoisted enough (time budgeting)</text:p>
            </text:list-item>
            <text:list-item>
              <text:p text:style-name="P18">ci/cd – known speed, &amp;&amp; N tests out of M (time budgeting)</text:p>
            </text:list-item>
          </text:list>
          <text:p text:style-name="P32"/>
        </text:list-item>
      </text:list>
      <text:p text:style-name="P33"><text:span text:style-name="T9">Preview: </text:span><text:span text:style-name="T5">Now it’s set, what do I use it for?</text:span></text:p>
      <text:h text:style-name="P2" text:outline-level="1">Part III – <text:span text:style-name="T16">H</text:span>ow to use <text:span text:style-name="T16">a</text:span> <text:span text:style-name="T16">B</text:span>udget </text:h>
      <text:p text:style-name="Text_20_body"><text:span text:style-name="T3">Contents: </text:span>(examples: <text:span text:style-name="T3">failuure, dev, cp</text:span>)</text:p>
      <text:list text:style-name="L12">
        <text:list-item>
          <text:p text:style-name="P34">First, see if you project must fail</text:p>
        </text:list-item>
        <text:list-item>
          <text:p text:style-name="P35"><text:span text:style-name="T2">Then</text:span> it to guide development</text:p>
          <text:list>
            <text:list-item>
              <text:p text:style-name="P35">use it to make decisions</text:p>
            </text:list-item>
            <text:list-item>
              <text:p text:style-name="P36">stupidest cache example</text:p>
            </text:list-item>
          </text:list>
        </text:list-item>
        <text:list-item>
          <text:p text:style-name="P34">tie forward to capacity planning</text:p>
        </text:list-item>
      </text:list>
      <text:p text:style-name="P37"><text:span text:style-name="T9">Preview</text:span>, how hard is this, anyway?</text:p>
      <text:h text:style-name="P38" text:outline-level="1">Part IV – <text:span text:style-name="T16">Getting to Production</text:span></text:h>
      <text:p text:style-name="P10">Contents: (dev, ci, prod, extend)</text:p>
      <text:list xml:id="list369465959" text:style-name="L13">
        <text:list-item>
          <text:p text:style-name="P39">Do a<text:span text:style-name="T11">n ordinary </text:span>test that runs the benchmark test, say why</text:p>
        </text:list-item>
        <text:list-item>
          <text:p text:style-name="P40">add it to ci/cd, for safety</text:p>
        </text:list-item>
        <text:list-item>
          <text:p text:style-name="P40">add it to prod, and alert</text:p>
          <text:list>
            <text:list-item>
              <text:p text:style-name="P40"><text:span text:style-name="T5">tie forward to the</text:span> Western Electric rule</text:p>
            </text:list-item>
          </text:list>
        </text:list-item>
        <text:list-item>
          <text:p text:style-name="P41">do canaries</text:p>
        </text:list-item>
      </text:list>
      <text:h text:style-name="Heading_20_1" text:outline-level="1">Sidebar – But what if it <text:span text:style-name="T17">is</text:span> too slow?</text:h>
      <text:list text:continue-numbering="true" text:style-name="L13">
        <text:list-item>
          <text:p text:style-name="P42">Improve the algorithm (10x) eg, O(x^2)</text:p>
        </text:list-item>
        <text:list-item>
          <text:p text:style-name="P42">ask if we really needed that last change</text:p>
        </text:list-item>
        <text:list-item>
          <text:p text:style-name="P42">add more machines, and then, maybe,</text:p>
        </text:list-item>
        <text:list-item>
          <text:p text:style-name="P42"><text:soft-page-break/>optimize the code (1x)</text:p>
        </text:list-item>
      </text:list>
      <text:h text:style-name="P2" text:outline-level="1"><text:s/>Conclu<text:span text:style-name="T3">sions</text:span></text:h>
      <text:p text:style-name="Text_20_body"><text:span text:style-name="T3">Contents: (</text:span><text:span text:style-name="T18">what you’ve learned, </text:span><text:span text:style-name="T3">end</text:span> <text:span text:style-name="T2">with </text:span><text:span text:style-name="T3">w</text:span><text:span text:style-name="T2">hy</text:span><text:span text:style-name="T3">)</text:span></text:p>
      <text:list text:continue-list="list3982958637" text:style-name="L3">
        <text:list-item>
          <text:p text:style-name="P43"><text:span text:style-name="T5">Self-protection – don’t b</text:span>leed to death</text:p>
          <text:list>
            <text:list-item>
              <text:p text:style-name="P44">Exceeding your department’s dollar budget is <text:span text:style-name="T17">A Bad Thing.</text:span> It can get you in a lot of trouble.</text:p>
              <text:list>
                <text:list-item>
                  <text:p text:style-name="P44">So we check those monthly</text:p>
                </text:list-item>
              </text:list>
            </text:list-item>
            <text:list-item>
              <text:p text:style-name="P44">Exceeding your time budget is something that causes</text:p>
              <text:list>
                <text:list-item>
                  <text:p text:style-name="P44">new development expense, or</text:p>
                </text:list-item>
                <text:list-item>
                  <text:p text:style-name="P44">customers getting annoyed and defecting</text:p>
                  <text:list>
                    <text:list-item>
                      <text:p text:style-name="P44">Both can take dollars from your <text:span text:style-name="T19">real</text:span> budget</text:p>
                    </text:list-item>
                  </text:list>
                </text:list-item>
              </text:list>
            </text:list-item>
            <text:list-item>
              <text:p text:style-name="P44">Surprise, <text:span text:style-name="T17">That Too Is Bad</text:span>, </text:p>
            </text:list-item>
          </text:list>
        </text:list-item>
        <text:list-item>
          <text:p text:style-name="P45"><text:span text:style-name="T16">We started with </text:span>Knuth’<text:span text:style-name="T16">s aphorism</text:span></text:p>
          <text:list>
            <text:list-item>
              <text:p text:style-name="P45">“premature optimization is the root of all evil”.</text:p>
            </text:list-item>
            <text:list-item>
              <text:p text:style-name="P46">he asks us to not optimize frivolously, wh<text:span text:style-name="T20">ic</text:span>h is also an example or not getting your priorities straight</text:p>
              <text:list>
                <text:list-item>
                  <text:p text:style-name="P47">a really good example!</text:p>
                </text:list-item>
              </text:list>
            </text:list-item>
          </text:list>
        </text:list-item>
        <text:list-item>
          <text:p text:style-name="P48">expand the aphorism</text:p>
          <text:list>
            <text:list-item>
              <text:p text:style-name="P49">So get your priorities straight </text:p>
              <text:list>
                <text:list-item>
                  <text:p text:style-name="P49">do the right thing</text:p>
                </text:list-item>
                <text:list-item>
                  <text:p text:style-name="P49">do the thing right (eg no O(x^2)s)</text:p>
                </text:list-item>
                <text:list-item>
                  <text:p text:style-name="P49">if it’s buggy, fix it</text:p>
                </text:list-item>
                <text:list-item>
                  <text:p text:style-name="P49">if it’s slow, fix it</text:p>
                  <text:list>
                    <text:list-item>
                      <text:p text:style-name="P49">and always start with the algorithm</text:p>
                    </text:list-item>
                  </text:list>
                </text:list-item>
              </text:list>
            </text:list-item>
          </text:list>
          <text:p text:style-name="P50"/>
        </text:list-item>
      </text:list>
      <text:p text:style-name="P51">Now go budgeting!</text:p>
      <text:p text:style-name="P52"/>
      <text:p text:style-name="P52"/>
      <text:p text:style-name="P53"/>
      <text:p text:style-name="P54"/>
      <text:p text:style-name="P54"><text:soft-page-break/></text:p>
      <text:p text:style-name="P54"/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_5f_AND_5f_BODY_5f_1_5f_1_5f_1_7e_LT_7e_Gliederung_20_1" style:display-name="TITLE_AND_BODY_1_1_1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Roboto Condensed" style:font-family-complex="'Roboto Condensed'" style:font-family-generic-complex="system" style:font-pitch-complex="variable" style:font-size-complex="12pt" style:text-emphasize="none"/>
    </style:style>
    <style:style style:name="TITLE_5f_AND_5f_BODY_5f_1_5f_1_5f_1_7e_LT_7e_Gliederung_20_2" style:display-name="TITLE_AND_BODY_1_1_1~LT~Gliederung 2" style:family="paragraph" style:parent-style-name="TITLE_5f_AND_5f_BODY_5f_1_5f_1_5f_1_7e_LT_7e_Gliederung_20_1">
      <style:paragraph-properties fo:margin-left="0in" fo:margin-right="0in" fo:margin-top="0.1575in" fo:margin-bottom="0in" style:contextual-spacing="false" style:line-height-at-least="0in" fo:text-align="start" style:justify-single-word="false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/>
    </number:number-style>
    <number:time-style style:name="N130">
      <number:hours/>
      <number:text>:</number:text>
      <number:minutes number:style="long"/>
      <number:text> </number:text>
      <number:am-pm/>
    </number:tim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12T15:13:43.361572566</dc:date>
    <dc:creator>David Collier-Brown</dc:creator>
    <meta:editing-duration>PT12H27M40S</meta:editing-duration>
    <meta:editing-cycles>18</meta:editing-cycles>
    <meta:generator>LibreOffice/25.2.2.2$Linux_X86_64 LibreOffice_project/7370d4be9e3cf6031a51beef54ff3bda878e3fac</meta:generator>
    <meta:document-statistic meta:table-count="0" meta:image-count="0" meta:object-count="0" meta:page-count="5" meta:paragraph-count="104" meta:word-count="734" meta:character-count="3727" meta:non-whitespace-character-count="3158"/>
  </office:meta>
</office:document-meta>
</file>